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fo:color="#3333ff" officeooo:rsid="001387eb" officeooo:paragraph-rsid="001387eb"/>
    </style:style>
    <style:style style:name="P10" style:family="paragraph" style:parent-style-name="Text_20_body">
      <style:paragraph-properties fo:margin-top="0cm" fo:margin-bottom="0cm" loext:contextual-spacing="false"/>
      <style:text-properties fo:color="#3333ff" officeooo:rsid="00153f56" officeooo:paragraph-rsid="00153f56"/>
    </style:style>
    <style:style style:name="P11" style:family="paragraph" style:parent-style-name="Text_20_body">
      <style:paragraph-properties fo:margin-top="0cm" fo:margin-bottom="0cm" loext:contextual-spacing="false"/>
      <style:text-properties fo:color="#3333ff" officeooo:rsid="0016e48d" officeooo:paragraph-rsid="0016e48d"/>
    </style:style>
    <style:style style:name="P12" style:family="paragraph" style:parent-style-name="Text_20_body">
      <style:paragraph-properties fo:margin-top="0cm" fo:margin-bottom="0cm" loext:contextual-spacing="false"/>
      <style:text-properties fo:color="#3333ff" officeooo:rsid="001724f1" officeooo:paragraph-rsid="001724f1"/>
    </style:style>
    <style:style style:name="P13" style:family="paragraph" style:parent-style-name="Text_20_body">
      <style:paragraph-properties fo:margin-top="0cm" fo:margin-bottom="0cm" loext:contextual-spacing="false"/>
      <style:text-properties fo:color="#3333ff" officeooo:rsid="00176aa4" officeooo:paragraph-rsid="00176aa4"/>
    </style:style>
    <style:style style:name="P14" style:family="paragraph" style:parent-style-name="Text_20_body">
      <style:paragraph-properties fo:margin-top="0cm" fo:margin-bottom="0cm" loext:contextual-spacing="false"/>
      <style:text-properties fo:color="#3333ff" officeooo:rsid="0017c488" officeooo:paragraph-rsid="0017c488"/>
    </style:style>
    <style:style style:name="P15" style:family="paragraph" style:parent-style-name="Text_20_body">
      <style:paragraph-properties fo:margin-top="0cm" fo:margin-bottom="0cm" loext:contextual-spacing="false"/>
      <style:text-properties officeooo:paragraph-rsid="00100b0a"/>
    </style:style>
    <style:style style:name="P16" style:family="paragraph" style:parent-style-name="Text_20_body">
      <style:paragraph-properties fo:margin-top="0cm" fo:margin-bottom="0cm" loext:contextual-spacing="false"/>
      <style:text-properties officeooo:rsid="00100b0a" officeooo:paragraph-rsid="00100b0a"/>
    </style:style>
    <style:style style:name="P17" style:family="paragraph" style:parent-style-name="Text_20_body">
      <style:paragraph-properties fo:margin-top="0cm" fo:margin-bottom="0cm" loext:contextual-spacing="false"/>
      <style:text-properties officeooo:paragraph-rsid="0011db8b"/>
    </style:style>
    <style:style style:name="P18" style:family="paragraph" style:parent-style-name="Text_20_body">
      <style:paragraph-properties fo:margin-top="0cm" fo:margin-bottom="0cm" loext:contextual-spacing="false"/>
      <style:text-properties officeooo:paragraph-rsid="00137ec0"/>
    </style:style>
    <style:style style:name="P19" style:family="paragraph" style:parent-style-name="Text_20_body">
      <style:paragraph-properties fo:margin-top="0cm" fo:margin-bottom="0cm" loext:contextual-spacing="false"/>
      <style:text-properties officeooo:paragraph-rsid="001387eb"/>
    </style:style>
    <style:style style:name="P20" style:family="paragraph" style:parent-style-name="Text_20_body">
      <style:paragraph-properties fo:margin-top="0cm" fo:margin-bottom="0cm" loext:contextual-spacing="false"/>
      <style:text-properties officeooo:paragraph-rsid="00153f56"/>
    </style:style>
    <style:style style:name="P21" style:family="paragraph" style:parent-style-name="Text_20_body">
      <style:paragraph-properties fo:margin-top="0cm" fo:margin-bottom="0cm" loext:contextual-spacing="false"/>
      <style:text-properties officeooo:paragraph-rsid="00156529"/>
    </style:style>
    <style:style style:name="P22" style:family="paragraph" style:parent-style-name="Text_20_body">
      <style:paragraph-properties fo:margin-top="0cm" fo:margin-bottom="0cm" loext:contextual-spacing="false"/>
      <style:text-properties officeooo:paragraph-rsid="001724f1"/>
    </style:style>
    <style:style style:name="P23" style:family="paragraph" style:parent-style-name="Text_20_body">
      <style:paragraph-properties fo:margin-top="0cm" fo:margin-bottom="0cm" loext:contextual-spacing="false"/>
      <style:text-properties officeooo:paragraph-rsid="00176aa4"/>
    </style:style>
    <style:style style:name="P24" style:family="paragraph" style:parent-style-name="Text_20_body">
      <style:paragraph-properties fo:margin-top="0cm" fo:margin-bottom="0cm" loext:contextual-spacing="false"/>
      <style:text-properties officeooo:paragraph-rsid="0017c488"/>
    </style:style>
    <style:style style:name="P25" style:family="paragraph" style:parent-style-name="Text_20_body" style:list-style-name="L1"/>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paragraph-properties fo:margin-top="0cm" fo:margin-bottom="0cm" loext:contextual-spacing="false"/>
      <style:text-properties fo:color="#000000" officeooo:paragraph-rsid="000c22a5"/>
    </style:style>
    <style:style style:name="P28" style:family="paragraph" style:parent-style-name="Text_20_body">
      <style:paragraph-properties fo:margin-top="0cm" fo:margin-bottom="0cm" loext:contextual-spacing="false"/>
      <style:text-properties fo:color="#3333ff" officeooo:rsid="0017c488" officeooo:paragraph-rsid="0017c488"/>
    </style:style>
    <style:style style:name="P29" style:family="paragraph" style:parent-style-name="Text_20_body">
      <style:paragraph-properties fo:margin-top="0cm" fo:margin-bottom="0cm" loext:contextual-spacing="false"/>
      <style:text-properties fo:color="#3333ff" officeooo:rsid="001c9a73" officeooo:paragraph-rsid="001c9a73"/>
    </style:style>
    <style:style style:name="P30"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fo:color="#3333ff" officeooo:rsid="000e8f98"/>
    </style:style>
    <style:style style:name="T4" style:family="text">
      <style:text-properties fo:color="#3333ff" officeooo:rsid="000f932b"/>
    </style:style>
    <style:style style:name="T5" style:family="text">
      <style:text-properties fo:color="#3333ff" officeooo:rsid="00100154"/>
    </style:style>
    <style:style style:name="T6" style:family="text">
      <style:text-properties fo:color="#3333ff" officeooo:rsid="0011db8b"/>
    </style:style>
    <style:style style:name="T7" style:family="text">
      <style:text-properties fo:color="#3333ff" officeooo:rsid="00156529"/>
    </style:style>
    <style:style style:name="T8" style:family="text">
      <style:text-properties fo:color="#3333ff" officeooo:rsid="00176aa4"/>
    </style:style>
    <style:style style:name="T9" style:family="text">
      <style:text-properties fo:color="#3333ff" officeooo:rsid="0017c488"/>
    </style:style>
    <style:style style:name="T10" style:family="text">
      <style:text-properties officeooo:rsid="00100154"/>
    </style:style>
    <style:style style:name="T11" style:family="text">
      <style:text-properties officeooo:rsid="0016e48d"/>
    </style:style>
    <style:style style:name="T12" style:family="text">
      <style:text-properties officeooo:rsid="00193a3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6580398415639399029" text:style-name="L1">
        <text:list-item>
          <text:p text:style-name="P26">A rebuttal letter that responds to each point raised by the academic editor and reviewer(s). This letter should be uploaded as separate file and labeled 'Response to Reviewers'. </text:p>
        </text:list-item>
        <text:list-item>
          <text:p text:style-name="P26">A marked-up copy of your manuscript that highlights changes made to the original version. This file should be uploaded as separate file and labeled 'Revised Manuscript with Track Changes'. </text:p>
        </text:list-item>
        <text:list-item>
          <text:p text:style-name="P25">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 </text:p>
      <text:p text:style-name="Horizontal_20_Line"/>
      <text:p text:style-name="P2"><text:line-break/><text:span text:style-name="T1">2. Has the statistical analysis been performed appropriately and rigorously? </text:span><text:line-break/><text:line-break/>Reviewer #1: Yes<text:line-break/><text:line-break/>Reviewer #4: No<text:line-break/> </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 </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27">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22">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12">I need to state that we DIDN’T control for eye to target distance, only that we assumed an approximate distance for one of the analyses.</text:p>
      <text:p text:style-name="P22"><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3) There is only a difference of 9 ms between AD and SD conditions (which is quite small regarding the “uncertainty” above mentioned).</text:p>
      <text:p text:style-name="P4"/>
      <text:p text:style-name="P5"><text:span text:style-name="T3">Solution: Remove the reference to the alternative approach? The alternative method cannot measure with a precision better than 5 ms, as it resamples the data; and so this method cannot be used to </text:span><text:soft-page-break/><text:span text:style-name="T4">reliably measure the small difference between AD and SD conditions. Except I don’t necessarily believe this?</text:span><text:line-break/><text:line-break/>- In the same line, please also represent the latency measurement distribution for the second method (same presentation as in fig 6). A comparable distribution for the two methods would validate your alternative approach more firmly.<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5">I think I did this analysis and there was no significant effect. I can say so in the manuscript.</text:span><text:line-break/><text:line-break/>- Reversing the colours used for target and distractor should be implemented in the task in order to avoid a possible colour effect.<text:line-break/></text:p>
      <text:p text:style-name="P5"><text:span text:style-name="T5">Add a discussion point about this.</text:span><text:line-break/><text:line-break/>Minor:<text:line-break/><text:line-break/>- Line 27: Why brainstem and attention are mentioned in this introduction ? it seems (for me) at odds regarding the whole introduction; please contextualize this reference.<text:line-break/></text:p>
      <text:p text:style-name="P6">...<text:span text:style-name="T10">indicating that both brainstem neural populations and motor cortical populations etc etc.</text:span></text:p>
      <text:p text:style-name="P15">- Line 44: Explain a bit more this statement (“Reaching movements affect […] saccade trajectories…”); indeed, it could be confusing regarding the sequential process you mentioned line 6 in which it is mentioned that an eye movement is followed by a goal-directed upper limb movement.<text:line-break/><text:line-break/>- Line 110, the distractor mean jump time is indicated. Please indicate also the target mean jump time in this asynchronous condition and the mean stimulus jump time in the ND and SD conditions.</text:p>
      <text:p text:style-name="P15"/>
      <text:p text:style-name="P7">Can be more explicit about these.</text:p>
      <text:p text:style-name="P7"/>
      <text:p text:style-name="P15">- Line 115: please justify the differences regarding the computation of the stimulus location in AD and SD conditions. Why the differences is not only concerned with time?</text:p>
      <text:p text:style-name="P16"/>
      <text:p text:style-name="P7">Try to be more explicit in this section.</text:p>
      <text:p text:style-name="P7"/>
      <text:p text:style-name="P15">-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15"/>
      <text:p text:style-name="P7"><text:soft-page-break/>In more recent versions this has indeed been removed.</text:p>
      <text:p text:style-name="P17">- Line 173: Justify the randomized block (AD, ND or SD blocks) design rather than a randomization on a trial bases.<text:line-break/><text:line-break/>-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line-break/><text:line-break/>- Use in the figure 4 the examples of the events 18, 34 and 35 used in figures 2 and 3 in order for the reader to better understand the alternative latency extraction method.<text:line-break/><text:line-break/>- Line 280 “this method is 3ms shorter […]”. Indicate for which case this is shorter.<text:line-break/><text:line-break/>- Figure 5: I don’t understand why the distractor position is not visible for the event 49 ?</text:p>
      <text:p text:style-name="P17"/>
      <text:p text:style-name="P18"><text:span text:style-name="T6">Re-plot with different y axis range</text:span><text:line-break/><text:line-break/>- The source for the reference [51] is not indicated in the bibliography.<text:line-break/></text:p>
      <text:p text:style-name="P8">P1_Draft.bbl updated with the conference name.</text:p>
      <text:p text:style-name="P19">-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9"/>
      <text:p text:style-name="P9">I think this is an error – I don’t know why I wrote the sentence like that. Modify the sentence.</text:p>
      <text:p text:style-name="P20"/>
      <text:p text:style-name="P20">- Line 507: The Cisek’s model is only partially based on neuronal activity reported in the study [64].</text:p>
      <text:p text:style-name="P20"/>
      <text:p text:style-name="P10">Change from “based on” to “supported by”</text:p>
      <text:p text:style-name="P21"/>
      <text:p text:style-name="P21">-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21"/>
      <text:p text:style-name="P21"><text:soft-page-break/><text:span text:style-name="T7">Add such a discussion.</text:span><text:line-break/><text:line-break/>- line 585 : « using » appeared twice <text:span text:style-name="T11">(typo)</text:span></text:p>
      <text:p text:style-name="P21"/>
      <text:p text:style-name="P11">fixed in text.</text:p>
      <text:h text:style-name="P30" text:outline-level="2"><text:line-break/>Reviewer #4</text:h>
      <text:p text:style-name="P3"/>
      <text:p text:style-name="P23">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line-break/>Perhaps the difficulty here is that the distinction between action selection and motor planning is left uncertain.</text:p>
      <text:p text:style-name="P23"/>
      <text:p text:style-name="P23"><text:span text:style-name="T8">I need to get access to E. C. Poulton, Human manual control (request sent)</text:span><text:line-break/><text:line-break/>Significance of difference between SD and AD conditions: Inspection of the RT distributions in Fig. 6 make it clear that RTs were distributed very similarly for SD and AD conditions. The nominal <text:soft-page-break/>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23"/>
      <text:p text:style-name="P23"><text:span text:style-name="T8">The analysis of means adds the important additional information of quantifying the effect size.</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13">Improve this. Did I think it important? Did I suggest so in the discussion? Not sure.</text:p>
      <text:p text:style-name="P23"><text:line-break/>MINOR COMMENTS<text:line-break/>line 27 “microstimulation…” – what is the relevance to the current topic?<text:line-break/></text:p>
      <text:p text:style-name="P13">Also noticed by Reviewer 1.</text:p>
      <text:p text:style-name="P23"><text:line-break/>line 60 “action selection and motor planning” – what is the distinction between the two?<text:line-break/></text:p>
      <text:p text:style-name="P13">Will expand on this. I think the issue is that action selection and motor planning cannot be separated; I think this is also the view of the Cisek work. This is rather what I was getting at in line 27, too, but it was not clearly enough articulated.</text:p>
      <text:p text:style-name="P23"><text:line-break/>lines 85-86 Even though movements of the target are constrained to one dimension, it is not clear why the actions being selected during performance of the task do not involve “3D visual/movement transformations”</text:p>
      <text:p text:style-name="P23"/>
      <text:p text:style-name="P24"><text:span text:style-name="T8">Perhaps Kevin has some idea of how to respond to this point?</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14">Write about the sample rate. (5 ms).</text:p>
      <text:p text:style-name="P24"><text:line-break/>line 219 “movement error” – were errors in performance signaled to subjects during task performance?</text:p>
      <text:p text:style-name="P24"/>
      <text:p text:style-name="P24"><text:span text:style-name="T9">No, so write down that this was the case.</text:span><text:line-break/><text:line-break/><text:soft-page-break/>lines 284-287 – These methods are quite detailed and only relevant if this is intended to be a methods paper.</text:p>
      <text:p text:style-name="P24"/>
      <text:p text:style-name="P24"><text:span text:style-name="T9">Just remove these lines.</text:span><text:line-break/><text:line-break/>lines 339-345 – The authors are encouraged to consult with a statistician regarding appropriate uses of bootstrap methods.<text:line-break/></text:p>
      <text:p text:style-name="P14">I need to find out why this reviewer thinks what I wrote was wrong. Clearly he thinks it was, and said so in the yes/no question at the top of the review. <text:span text:style-name="T12">This is probably the key issue for this reviewer. I think the answer is in Section 8.3 of the Efron book: “The two sample problem”</text:span></text:p>
      <text:p text:style-name="P14"/>
      <text:p text:style-name="P29">I’ve now computed the standard error of the difference between the means of the distributions and I’ve applied a robust hypothesis test to find the p-value for the distributions being drawn from different populations. I will drop the ranked analysis, at least from the paper.</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text:soft-pag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1-23T10:02:59.515726792</dc:date>
    <dc:creator>Seb James</dc:creator>
    <meta:editing-duration>PT2H9M43S</meta:editing-duration>
    <meta:editing-cycles>15</meta:editing-cycles>
    <meta:generator>LibreOffice/5.1.4.2$Linux_X86_64 LibreOffice_project/10m0$Build-2</meta:generator>
    <meta:document-statistic meta:table-count="0" meta:image-count="0" meta:object-count="0" meta:page-count="9" meta:paragraph-count="51" meta:word-count="2844" meta:character-count="17645" meta:non-whitespace-character-count="14758"/>
  </office:meta>
</office:document-meta>
</file>